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ersion 2</text:p>
          </table:table-cell>
          <table:table-cell office:value-type="string" calcext:value-type="string">
            <text:p>Version 2.2</text:p>
          </table:table-cell>
          <table: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89369897237" calcext:value-type="float">
            <text:p>0.989369897237</text:p>
          </table:table-cell>
          <table:table-cell office:value-type="float" office:value="0.984691597772" calcext:value-type="float">
            <text:p>0.984691597772</text:p>
          </table:table-cell>
          <table:table-cell office:value-type="float" office:value="0.985561482563" calcext:value-type="float">
            <text:p>0.985561482563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8528102886" calcext:value-type="float">
            <text:p>0.998528102886</text:p>
          </table:table-cell>
          <table:table-cell office:value-type="float" office:value="0.99706124523" calcext:value-type="float">
            <text:p>0.99706124523</text:p>
          </table:table-cell>
          <table:table-cell office:value-type="float" office:value="0.998527900947" calcext:value-type="float">
            <text:p>0.998527900947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162249026" calcext:value-type="float">
            <text:p>0.992162249026</text:p>
          </table:table-cell>
          <table:table-cell office:value-type="float" office:value="0.991729407252" calcext:value-type="float">
            <text:p>0.991729407252</text:p>
          </table:table-cell>
          <table:table-cell office:value-type="float" office:value="0.992168555083" calcext:value-type="float">
            <text:p>0.992168555083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0857221551" calcext:value-type="float">
            <text:p>0.990857221551</text:p>
          </table:table-cell>
          <table:table-cell office:value-type="float" office:value="0.98792530528" calcext:value-type="float">
            <text:p>0.98792530528</text:p>
          </table:table-cell>
          <table:table-cell office:value-type="float" office:value="0.990853203591" calcext:value-type="float">
            <text:p>0.990853203591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3024380572" calcext:value-type="float">
            <text:p>0.893024380572</text:p>
          </table:table-cell>
          <table:table-cell office:value-type="float" office:value="0.894685837805" calcext:value-type="float">
            <text:p>0.894685837805</text:p>
          </table:table-cell>
          <table:table-cell office:value-type="float" office:value="0.893670678888" calcext:value-type="float">
            <text:p>0.893670678888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04955118731" calcext:value-type="float">
            <text:p>0.904955118731</text:p>
          </table:table-cell>
          <table:table-cell office:value-type="float" office:value="0.904692788918" calcext:value-type="float">
            <text:p>0.904692788918</text:p>
          </table:table-cell>
          <table:table-cell office:value-type="float" office:value="0.905132969855" calcext:value-type="float">
            <text:p>0.905132969855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0895886954" calcext:value-type="float">
            <text:p>0.990895886954</text:p>
          </table:table-cell>
          <table:table-cell office:value-type="float" office:value="0.987968634516" calcext:value-type="float">
            <text:p>0.987968634516</text:p>
          </table:table-cell>
          <table:table-cell office:value-type="float" office:value="0.990898081778" calcext:value-type="float">
            <text:p>0.990898081778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66078096953" calcext:value-type="float">
            <text:p>0.966078096953</text:p>
          </table:table-cell>
          <table:table-cell office:value-type="float" office:value="0.960691049032" calcext:value-type="float">
            <text:p>0.960691049032</text:p>
          </table:table-cell>
          <table:table-cell office:value-type="float" office:value="0.964908827167" calcext:value-type="float">
            <text:p>0.964908827167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7101597174" calcext:value-type="float">
            <text:p>0.97101597174</text:p>
          </table:table-cell>
          <table:table-cell office:value-type="float" office:value="0.970774897682" calcext:value-type="float">
            <text:p>0.970774897682</text:p>
          </table:table-cell>
          <table:table-cell office:value-type="float" office:value="0.972389068172" calcext:value-type="float">
            <text:p>0.972389068172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184183544" calcext:value-type="float">
            <text:p>0.992184183544</text:p>
          </table:table-cell>
          <table:table-cell office:value-type="float" office:value="0.992880296263" calcext:value-type="float">
            <text:p>0.992880296263</text:p>
          </table:table-cell>
          <table:table-cell office:value-type="float" office:value="0.992184213843" calcext:value-type="float">
            <text:p>0.992184213843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989774552" calcext:value-type="float">
            <text:p>0.990989774552</text:p>
          </table:table-cell>
          <table:table-cell office:value-type="float" office:value="0.989443992171" calcext:value-type="float">
            <text:p>0.989443992171</text:p>
          </table:table-cell>
          <table:table-cell office:value-type="float" office:value="0.990990759997" calcext:value-type="float">
            <text:p>0.990990759997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991274935" calcext:value-type="float">
            <text:p>0.990991274935</text:p>
          </table:table-cell>
          <table:table-cell office:value-type="float" office:value="0.989443837866" calcext:value-type="float">
            <text:p>0.989443837866</text:p>
          </table:table-cell>
          <table:table-cell office:value-type="float" office:value="0.990992414361" calcext:value-type="float">
            <text:p>0.990992414361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987427343" calcext:value-type="float">
            <text:p>0.990987427343</text:p>
          </table:table-cell>
          <table:table-cell office:value-type="float" office:value="0.989443597827" calcext:value-type="float">
            <text:p>0.989443597827</text:p>
          </table:table-cell>
          <table:table-cell office:value-type="float" office:value="0.990990362606" calcext:value-type="float">
            <text:p>0.990990362606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989774552" calcext:value-type="float">
            <text:p>0.990989774552</text:p>
          </table:table-cell>
          <table:table-cell office:value-type="float" office:value="0.989443992171" calcext:value-type="float">
            <text:p>0.989443992171</text:p>
          </table:table-cell>
          <table:table-cell office:value-type="float" office:value="0.990990759997" calcext:value-type="float">
            <text:p>0.990990759997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990689353" calcext:value-type="float">
            <text:p>0.990990689353</text:p>
          </table:table-cell>
          <table:table-cell office:value-type="float" office:value="0.989443567994" calcext:value-type="float">
            <text:p>0.989443567994</text:p>
          </table:table-cell>
          <table:table-cell office:value-type="float" office:value="0.990988532718" calcext:value-type="float">
            <text:p>0.990988532718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160716502" calcext:value-type="float">
            <text:p>0.997160716502</text:p>
          </table:table-cell>
          <table:table-cell office:value-type="float" office:value="0.995889791055" calcext:value-type="float">
            <text:p>0.995889791055</text:p>
          </table:table-cell>
          <table:table-cell office:value-type="float" office:value="0.997160874426" calcext:value-type="float">
            <text:p>0.997160874426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5161959413" calcext:value-type="float">
            <text:p>0.995161959413</text:p>
          </table:table-cell>
          <table:table-cell office:value-type="float" office:value="0.994979538673" calcext:value-type="float">
            <text:p>0.994979538673</text:p>
          </table:table-cell>
          <table:table-cell office:value-type="float" office:value="0.995151482484" calcext:value-type="float">
            <text:p>0.995151482484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4397107689" calcext:value-type="float">
            <text:p>0.994397107689</text:p>
          </table:table-cell>
          <table:table-cell office:value-type="float" office:value="0.994826505544" calcext:value-type="float">
            <text:p>0.994826505544</text:p>
          </table:table-cell>
          <table:table-cell office:value-type="float" office:value="0.994464066675" calcext:value-type="float">
            <text:p>0.994464066675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00125817157" calcext:value-type="float">
            <text:p>0.900125817157</text:p>
          </table:table-cell>
          <table:table-cell office:value-type="float" office:value="0.901280904951" calcext:value-type="float">
            <text:p>0.901280904951</text:p>
          </table:table-cell>
          <table:table-cell office:value-type="float" office:value="0.903696070133" calcext:value-type="float">
            <text:p>0.903696070133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82877354495" calcext:value-type="float">
            <text:p>0.982877354495</text:p>
          </table:table-cell>
          <table:table-cell office:value-type="float" office:value="0.981104849357" calcext:value-type="float">
            <text:p>0.981104849357</text:p>
          </table:table-cell>
          <table:table-cell office:value-type="float" office:value="0.982842502292" calcext:value-type="float">
            <text:p>0.982842502292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75642238681" calcext:value-type="float">
            <text:p>0.875642238681</text:p>
          </table:table-cell>
          <table:table-cell office:value-type="float" office:value="0.870154538184" calcext:value-type="float">
            <text:p>0.870154538184</text:p>
          </table:table-cell>
          <table:table-cell office:value-type="float" office:value="0.863941655877" calcext:value-type="float">
            <text:p>0.863941655877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939175574893" calcext:value-type="float">
            <text:p>0.939175574893</text:p>
          </table:table-cell>
          <table:table-cell office:value-type="float" office:value="0.930808739433" calcext:value-type="float">
            <text:p>0.930808739433</text:p>
          </table:table-cell>
          <table:table-cell office:value-type="float" office:value="0.934718423346" calcext:value-type="float">
            <text:p>0.934718423346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2852222126" calcext:value-type="float">
            <text:p>0.992852222126</text:p>
          </table:table-cell>
          <table:table-cell office:value-type="float" office:value="0.99349523575" calcext:value-type="float">
            <text:p>0.99349523575</text:p>
          </table:table-cell>
          <table:table-cell office:value-type="float" office:value="0.992863999006" calcext:value-type="float">
            <text:p>0.992863999006</text:p>
          </table:table-cell>
        </table:table-row>
        <table:table-row table:style-name="ro1">
          <table:table-cell/>
          <table:table-cell table:formula="of:=AVERAGE([.B3:.B25])" office:value-type="float" office:value="0.970496219168913" calcext:value-type="float">
            <text:p>0.970496219168913</text:p>
          </table:table-cell>
          <table:table-cell table:formula="of:=AVERAGE([.C3:.C25])" office:value-type="float" office:value="0.968820006553304" calcext:value-type="float">
            <text:p>0.968820006553304</text:p>
          </table:table-cell>
          <table:table-cell table:formula="of:=AVERAGE([.D3:.D25])" office:value-type="float" office:value="0.969829864600217" calcext:value-type="float">
            <text:p>0.969829864600217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83459210332" calcext:value-type="float">
            <text:p>0.983459210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056989558" calcext:value-type="float">
            <text:p>0.99056989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4199944507" calcext:value-type="float">
            <text:p>0.994199944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1701229962" calcext:value-type="float">
            <text:p>0.941701229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75154305671" calcext:value-type="float">
            <text:p>0.875154305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9418212742" calcext:value-type="float">
            <text:p>0.879418212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1893269054" calcext:value-type="float">
            <text:p>0.94189326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11157073308" calcext:value-type="float">
            <text:p>0.911157073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904232353269" calcext:value-type="float">
            <text:p>0.904232353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7021987923" calcext:value-type="float">
            <text:p>0.967021987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393805084" calcext:value-type="float">
            <text:p>0.94393805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3870849775" calcext:value-type="float">
            <text:p>0.943870849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3810169991" calcext:value-type="float">
            <text:p>0.943810169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040623572" calcext:value-type="float">
            <text:p>0.985040623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038327119" calcext:value-type="float">
            <text:p>0.985038327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6975304331" calcext:value-type="float">
            <text:p>0.966975304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27502438499" calcext:value-type="float">
            <text:p>0.927502438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58960622456" calcext:value-type="float">
            <text:p>0.958960622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704855557504" calcext:value-type="float">
            <text:p>0.704855557504</text:p>
          </table:table-cell>
          <table:table-cell table:number-columns-repeated="2"/>
        </table:table-row>
        <table:table-row table:style-name="ro1">
          <table:table-cell/>
          <table:table-cell table:formula="of:=AVERAGE([.B27:.B45])" office:value-type="float" office:value="0.934147338233421" calcext:value-type="float">
            <text:p>0.9341473382334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21:44:03.360022284</meta:creation-date>
    <dc:date>2020-10-13T22:17:57.179548205</dc:date>
    <meta:editing-duration>PT4H47M52S</meta:editing-duration>
    <meta:editing-cycles>2</meta:editing-cycles>
    <meta:generator>LibreOffice/6.0.7.3$Linux_X86_64 LibreOffice_project/00m0$Build-3</meta:generator>
    <meta:document-statistic meta:table-count="1" meta:cell-count="136" meta:object-count="0"/>
  </office:meta>
</office:document-meta>
</file>